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89327" officeooo:paragraph-rsid="00089327"/>
    </style:style>
    <style:style style:name="P4" style:family="paragraph" style:parent-style-name="Heading_20_1" style:master-page-name="Standard">
      <style:paragraph-properties style:page-number="auto"/>
      <style:text-properties style:use-window-font-color="true" officeooo:rsid="0006a44f" officeooo:paragraph-rsid="0006a44f"/>
    </style:style>
    <style:style style:name="T1" style:family="text">
      <style:text-properties officeooo:rsid="0006a4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ntwicklung einer Website auf der sich User über Bücher austauschen können</text:h>
      <text:h text:style-name="P1" text:outline-level="1"/>
      <text:p text:style-name="Text_20_body">Inhaltsverzeichnis</text:p>
      <text:p text:style-name="Text_20_body"/>
      <text:p text:style-name="Text_20_body">Einleitung</text:p>
      <text:p text:style-name="Text_20_body">Fachliche Vorüberlegungen</text:p>
      <text:p text:style-name="Text_20_body">Ruby on Rails</text:p>
      <text:p text:style-name="Text_20_body">Der Aufbau</text:p>
      <text:list xml:id="list7795088918663589227" text:style-name="L1">
        <text:list-item>
          <text:p text:style-name="P2">Datenbanken</text:p>
        </text:list-item>
        <text:list-item>
          <text:p text:style-name="P2">Controller</text:p>
        </text:list-item>
        <text:list-item>
          <text:p text:style-name="P2">Route<text:span text:style-name="T1">n</text:span></text:p>
        </text:list-item>
        <text:list-item>
          <text:p text:style-name="P2">Kommentar- und Ratingfunktion</text:p>
        </text:list-item>
        <text:list-item>
          <text:p text:style-name="P2">Suchfunktion</text:p>
        </text:list-item>
        <text:list-item>
          <text:p text:style-name="P2">Link zu Shopseiten anhand der ISBN-Nummer </text:p>
        </text:list-item>
        <text:list-item>
          <text:p text:style-name="P3">Forum</text:p>
        </text:list-item>
      </text:list>
      <text:p text:style-name="Text_20_body"/>
      <text:p text:style-name="Text_20_body">Fazit</text:p>
      <text:p text:style-name="Text_20_body">Literaturverzeichnis</text:p>
      <text:p text:style-name="Text_20_body">Anhang</text:p>
      <text:p text:style-name="Text_20_body">Abschließende Erklä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size-asian="10.5pt" style:font-name-complex="Calibri1" style:font-family-complex="Calibri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Calibri1" style:font-family-complex="Calibri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name-complex="Calibri1" style:font-family-complex="Calibri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fo:color="#1f4d78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Überschrift_20_8_20_Zchn" style:display-name="Überschrift 8 Zchn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size-asian="10.5pt" style:font-name-complex="Calibri1" style:font-family-complex="Calibri" style:font-family-generic-complex="system" style:font-pitch-complex="variable" style:font-size-complex="10.5pt"/>
    </style:style>
    <style:style style:name="Überschrift_20_7_20_Zchn" style:display-name="Überschrift 7 Zchn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Überschrift_20_6_20_Zchn" style:display-name="Überschrift 6 Zchn" style:family="text" style:parent-style-name="Default_20_Paragraph_20_Font">
      <style:text-properties fo:color="#1f4d78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Überschrift_20_5_20_Zchn" style:display-name="Überschrift 5 Zchn" style:family="text" style:parent-style-name="Default_20_Paragraph_20_Font">
      <style:text-properties fo:color="#2e74b5" style:font-name="Calibri Light" fo:font-family="'Calibri Light'" style:font-family-generic="roman" style:font-pitch="variable" style:font-name-complex="Calibri1" style:font-family-complex="Calibri" style:font-family-generic-complex="system" style:font-pitch-complex="variable"/>
    </style:style>
    <style:style style:name="Überschrift_20_4_20_Zchn" style:display-name="Überschrift 4 Zchn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n Microsoft Office-Anwender</meta:initial-creator>
    <meta:editing-cycles>9</meta:editing-cycles>
    <meta:creation-date>2015-12-29T11:54:00</meta:creation-date>
    <dc:date>2016-01-27T08:14:56.079022653</dc:dat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17" meta:word-count="46" meta:character-count="326" meta:non-whitespace-character-count="3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